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Trim voltages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3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2"/>
          <table:table-cell office:value-type="string">
            <text:p>set to internal ref gain 2 to be independent from Vin</text:p>
          </table:table-cell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>
            <text:p>Decide not to have a dedicated VoffP and VoffM</text:p>
          </table:table-cell>
          <table:table-cell table:number-columns-repeated="4"/>
        </table:table-row>
        <table:table-row table:style-name="ro1">
          <table:table-cell office:value-type="string">
            <text:p>- effect should not be significant </text:p>
          </table:table-cell>
          <table:table-cell table:number-columns-repeated="4"/>
        </table:table-row>
        <table:table-row table:style-name="ro1">
          <table:table-cell office:value-type="string">
            <text:p>- extra routing is complex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2">
          <table:table-cell/>
          <table:table-cell table:style-name="ce1" office:value-type="string">
            <text:p>   64-way connectors for SiPM signals: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On frame: HARTING  09 02 264 7828  Connector, DIN41612, Backplane, Receptacle, 64, 2.54 mm, IDC / IDT </text:p>
          </table:table-cell>
          <table:table-cell table:number-columns-repeated="3"/>
        </table:table-row>
        <table:table-row table:style-name="ro4">
          <table:table-cell/>
          <table:table-cell table:style-name="ce1" office:value-type="string">
            <text:p>On amplifier: board HARTING  09 02 164 7921  PLUG, DIN41612, R/A, B, 64WAY 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>
            <text:p>10-way connectors for I2C signals: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>
            <text:p>On frame: 5110-B7A2 PL - 3M - Wire-To-Board Connector, Right Angle, 5100 Series, Through Hole, Receptacle, 10, 2.54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On amplifier board: 4610-6000 - 3M - WIRE-BOARD CONNECTOR PLUG, 10 POSITION, 2.54M 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>
            <text:p>Digital board filter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RC</text:p>
          </table:table-cell>
          <table:table-cell office:value-type="string">
            <text:p>f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3" office:value-type="float" office:value="0.00000000018">
            <text:p>1.80E-010</text:p>
          </table:table-cell>
          <table:table-cell table:style-name="ce3" table:formula="of:=[.C44]*[.B44]" office:value-type="float" office:value="0.000000018">
            <text:p>1.80E-008</text:p>
          </table:table-cell>
          <table:table-cell table:formula="of:=1/(2*3.14*[.D44])" office:value-type="float" office:value="8846426.04387827">
            <text:p>8846426.04</text:p>
          </table:table-cell>
        </table:table-row>
        <table:table-row table:style-name="ro1">
          <table:table-cell table:number-columns-repeated="4"/>
          <table:table-cell table:formula="of:=[.E44]/1000000" office:value-type="float" office:value="8.84642604387827">
            <text:p>8.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formula="of:=[.A47]/25" office:value-type="float" office:value="7">
            <text:p>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Vout=vadj*(1 + R1/R2) </text:p>
          </table:table-cell>
          <table:table-cell table:number-columns-repeated="2"/>
          <table:table-cell office:value-type="string">
            <text:p>R2 is the resistor to ground!!!</text:p>
          </table:table-cell>
          <table:table-cell table:number-columns-repeated="3"/>
        </table:table-row>
        <table:table-row table:style-name="ro1">
          <table:table-cell office:value-type="string">
            <text:p>regulat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31</text:p>
          </table:table-cell>
          <table:table-cell office:value-type="string">
            <text:p>R30</text:p>
          </table:table-cell>
          <table:table-cell table:number-columns-repeated="5"/>
        </table:table-row>
        <table:table-row table:style-name="ro1">
          <table:table-cell office:value-type="string">
            <text:p>Vout </text:p>
          </table:table-cell>
          <table:table-cell office:value-type="string">
            <text:p>Vadj</text:p>
          </table:table-cell>
          <table:table-cell office:value-type="string">
            <text:p>R2</text:p>
          </table:table-cell>
          <table:table-cell office:value-type="string">
            <text:p>R1</text:p>
          </table:table-cell>
          <table:table-cell table:number-columns-repeated="5"/>
        </table:table-row>
        <table:table-row table:style-name="ro1">
          <table:table-cell table:formula="of:=[.B6]*(1+[.D6]/[.C6])" office:value-type="float" office:value="4.62499999990888">
            <text:p>4.62</text:p>
          </table:table-cell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([.F6]*[.F7])/([.F6]+[.F7])" office:value-type="float" office:value="26.999999999271">
            <text:p>27</text:p>
          </table:table-cell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float" office:value="1000000000000">
            <text:p>1.00E+012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LT3015 </text:p>
          </table:table-cell>
          <table:table-cell office:value-type="string">
            <text:p>(neg re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adj</text:p>
          </table:table-cell>
          <table:table-cell office:value-type="float" office:value="1.22">
            <text:p>1.22</text:p>
          </table:table-cell>
          <table:table-cell/>
          <table:table-cell office:value-type="string">
            <text:p>Vout=vadj(1+R2/R1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out 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out/Vadj -1</text:p>
          </table:table-cell>
          <table:table-cell table:formula="of:=[.C13]/[.$C$12]-1" office:value-type="float" office:value="1.45901639344262">
            <text:p>1.46</text:p>
          </table:table-cell>
          <table:table-cell/>
          <table:table-cell office:value-type="string">
            <text:p>Vout chk</text:p>
          </table:table-cell>
          <table:table-cell office:value-type="string">
            <text:p>Vout</text:p>
          </table:table-cell>
          <table:table-cell table:number-columns-repeated="3"/>
        </table:table-row>
        <table:table-row table:style-name="ro1">
          <table:table-cell office:value-type="string">
            <text:p>R53</text:p>
          </table:table-cell>
          <table:table-cell office:value-type="string">
            <text:p>R2</text:p>
          </table:table-cell>
          <table:table-cell office:value-type="float" office:value="18">
            <text:p>18</text:p>
          </table:table-cell>
          <table:table-cell table:formula="of:=[.C15]" office:value-type="float" office:value="18">
            <text:p>18</text:p>
          </table:table-cell>
          <table:table-cell table:formula="of:=[.$C$12]*(1+[.C15]/[.C16])" office:value-type="float" office:value="3.05">
            <text:p>3.05</text:p>
          </table:table-cell>
          <table:table-cell table:formula="of:=[.$B$43]*(1+[.D15]/[.D16]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R52</text:p>
          </table:table-cell>
          <table:table-cell office:value-type="string">
            <text:p>R1</text:p>
          </table:table-cell>
          <table:table-cell table:number-columns-repeated="2" office:value-type="float" office:value="12">
            <text:p>1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easurement 1</text:p>
          </table:table-cell>
          <table:table-cell table:number-columns-repeated="8"/>
        </table:table-row>
        <table:table-row table:style-name="ro1">
          <table:table-cell office:value-type="string">
            <text:p>V in ( on the LDO )</text:p>
          </table:table-cell>
          <table:table-cell office:value-type="string">
            <text:p>Vou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V</text:p>
          </table:table-cell>
          <table:table-cell office:value-type="string">
            <text:p>P [W]</text:p>
          </table:table-cell>
          <table:table-cell office:value-type="string">
            <text:p>temperature </text:p>
          </table:table-cell>
          <table:table-cell table:number-columns-repeated="2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01">
            <text:p>3.01</text:p>
          </table:table-cell>
          <table:table-cell office:value-type="float" office:value="4.4">
            <text:p>4.4</text:p>
          </table:table-cell>
          <table:table-cell table:formula="of:=[.B21]/[.C21]" office:value-type="float" office:value="0.684090909090909">
            <text:p>0.68</text:p>
          </table:table-cell>
          <table:table-cell table:formula="of:=[.A21]-[.B21]" office:value-type="float" office:value="0.49">
            <text:p>0.49</text:p>
          </table:table-cell>
          <table:table-cell table:formula="of:=[.E21]*[.D21]" office:value-type="float" office:value="0.335204545454545">
            <text:p>0.34</text:p>
          </table:table-cell>
          <table:table-cell office:value-type="string">
            <text:p>Warm , easy to touch</text:p>
          </table:table-cell>
          <table:table-cell table:number-columns-repeated="2"/>
        </table:table-row>
        <table:table-row table:style-name="ro1">
          <table:table-cell office:value-type="string">
            <text:p>estimate <text:s/>coper top</text:p>
          </table:table-cell>
          <table:table-cell/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string">
            <text:p>mill</text:p>
          </table:table-cell>
          <table:table-cell table:formula="of:=[.C22]*0.0256" office:value-type="float" office:value="6.4512">
            <text:p>6.45</text:p>
          </table:table-cell>
          <table:table-cell table:formula="of:=[.D22]*0.0256" office:value-type="float" office:value="3.2256">
            <text:p>3.23</text:p>
          </table:table-cell>
          <table:table-cell office:value-type="string">
            <text:p>mm2</text:p>
          </table:table-cell>
          <table:table-cell table:formula="of:=[.G22]*[.F22]" office:value-type="float" office:value="20.80899072">
            <text:p>20.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pcb</text:p>
          </table:table-cell>
          <table:table-cell office:value-type="string">
            <text:p>estimate 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T</text:p>
          </table:table-cell>
          <table:table-cell table:formula="of:=[.F21]*[.C25]" office:value-type="float" office:value="26.8163636363636">
            <text:p>26.82</text:p>
          </table:table-cell>
          <table:table-cell office:value-type="string">
            <text:p>Tj</text:p>
          </table:table-cell>
          <table:table-cell table:formula="of:=[.F24]+[.C24]" office:value-type="float" office:value="76.8163636363637">
            <text:p>76.82</text:p>
          </table:table-cell>
          <table:table-cell/>
        </table:table-row>
        <table:table-row table:style-name="ro1">
          <table:table-cell office:value-type="string">
            <text:p>Tja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C/w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rop voltage</text:p>
          </table:table-cell>
          <table:table-cell office:value-type="float" office:value="0.3">
            <text:p>0.3</text:p>
          </table:table-cell>
          <table:table-cell office:value-type="string">
            <text:p>@</text:p>
          </table:table-cell>
          <table:table-cell office:value-type="float" office:value="0.7">
            <text:p>0.7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I Rshift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table:formula="of:=[.B32]/[.C32]" office:value-type="float" office:value="2.25">
            <text:p>2.25</text:p>
          </table:table-cell>
          <table:table-cell office:value-type="string">
            <text:p>m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cc</text:p>
          </table:table-cell>
          <table:table-cell office:value-type="string">
            <text:p>Vcom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table:formula="of:=[.A6]" office:value-type="float" office:value="4.62499999990888">
            <text:p>4.62</text:p>
          </table:table-cell>
          <table:table-cell table:formula="of:=[.B32]" office:value-type="float" office:value="0.9">
            <text:p>0.9</text:p>
          </table:table-cell>
          <table:table-cell table:formula="of:=([.B34]-[.C34])/[.D32]" office:value-type="float" office:value="1.65555555551506">
            <text:p>1.66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ee</text:p>
          </table:table-cell>
          <table:table-cell table:number-columns-repeated="7"/>
        </table:table-row>
        <table:table-row table:style-name="ro1">
          <table:table-cell/>
          <table:table-cell table:formula="of:=-[.E15]" office:value-type="float" office:value="-3.05">
            <text:p>-3.05</text:p>
          </table:table-cell>
          <table:table-cell office:value-type="float" office:value="0.9">
            <text:p>0.9</text:p>
          </table:table-cell>
          <table:table-cell table:formula="of:=([.B37]-[.C37])/[.D32]" office:value-type="float" office:value="-1.75555555555556">
            <text:p>-1.76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1">
          <table:table-cell office:value-type="string">
            <text:p>P max 402</text:p>
          </table:table-cell>
          <table:table-cell office:value-type="float" office:value="62">
            <text:p>62</text:p>
          </table:table-cell>
          <table:table-cell office:value-type="string">
            <text:p>mW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 R200</text:p>
          </table:table-cell>
          <table:table-cell table:formula="of:=200*[.D32]*[.D32]*0.001" office:value-type="float" office:value="1.0125">
            <text:p>1.01</text:p>
          </table:table-cell>
          <table:table-cell office:value-type="string">
            <text:p>mW</text:p>
          </table:table-cell>
          <table:table-cell table:number-columns-repeated="6"/>
        </table:table-row>
        <table:table-row table:style-name="ro1">
          <table:table-cell office:value-type="string">
            <text:p>P R 1.7K</text:p>
          </table:table-cell>
          <table:table-cell table:formula="of:=[.D37]*[.D32]*[.D32]" office:value-type="float" office:value="-8.8875">
            <text:p>-8.89</text:p>
          </table:table-cell>
          <table:table-cell office:value-type="string">
            <text:p>mW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7"/>
        </table:table-row>
        <table:table-row table:style-name="ro1">
          <table:table-cell table:formula="of:=[.A43]*[.A43]/[.B38]*1000" office:value-type="float" office:value="403.225806451613">
            <text:p>403.23</text:p>
          </table:table-cell>
          <table:table-cell office:value-type="string">
            <text:p>ohm</text:p>
          </table:table-cell>
          <table:table-cell office:value-type="string">
            <text:p>min resistor value @ 5V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22/07/2016</text:date>, <text:time>17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2M45S</meta:editing-duration>
    <meta:editing-cycles>18</meta:editing-cycles>
    <meta:generator>OpenOffice/4.1.1$Win32 OpenOffice.org_project/411m6$Build-9775</meta:generator>
    <dc:date>2016-07-22T17:13:14.32</dc:date>
    <dc:creator>Wim Beaumont</dc:creator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